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299" officeooo:paragraph-rsid="00194299"/>
    </style:style>
    <style:style style:name="P2" style:family="paragraph" style:parent-style-name="Standard">
      <style:text-properties officeooo:rsid="001b2b1a" officeooo:paragraph-rsid="001b2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ções para teste</text:p>
      <text:p text:style-name="P1"/>
      <text:p text:style-name="P2">Conteúdo da branch. Fazendo exercícios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1:49:17.916000000</meta:creation-date>
    <dc:date>2025-04-05T14:47:32.777000000</dc:date>
    <meta:editing-duration>PT44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" meta:word-count="8" meta:character-count="62" meta:non-whitespace-character-count="56"/>
  </office:meta>
</office:document-meta>
</file>